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ca" fo:country="ES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language="ca" fo:country="ES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language="ca" fo:country="ES" style:text-underline-style="none" fo:font-weight="normal" officeooo:paragraph-rsid="001ece58" style:font-size-asian="11pt" style:font-weight-asian="normal" style:font-name-complex="Times New Roman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language="ca" fo:country="ES" style:text-underline-style="none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language="ca" fo:country="ES" style:font-size-asian="11pt" style:font-name-complex="Times New Roman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language="ca" fo:country="ES" style:font-size-asian="11pt" style:font-name-complex="Arial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language="ca" fo:country="ES" style:font-size-asian="11pt" style:font-name-complex="Arial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1pt" fo:language="ca" fo:country="ES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1pt" fo:language="ca" fo:country="ES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1pt" fo:language="ca" fo:country="ES" style:text-underline-style="none" fo:font-weight="normal" officeooo:rsid="001ece58" officeooo:paragraph-rsid="001ff7f8" style:font-size-asian="11pt" style:font-weight-asian="normal" style:font-name-complex="Ari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1pt" fo:language="ca" fo:country="ES" style:text-underline-style="none" fo:font-weight="normal" officeooo:paragraph-rsid="001ff7f8" style:font-size-asian="11pt" style:font-weight-asian="normal" style:font-name-complex="Ari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fo:font-size="11pt" fo:language="ca" fo:country="ES" style:text-underline-style="none" fo:font-weight="normal" officeooo:rsid="001ff7f8" officeooo:paragraph-rsid="001ff7f8" style:font-size-asian="11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language="ca" fo:country="ES" style:text-underline-style="none" fo:font-weight="bold" style:font-size-asian="11pt" style:font-weight-asian="bold" style:font-name-complex="Times New Roman" style:font-size-complex="11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1pt" fo:language="ca" fo:country="ES" style:text-underline-style="none" fo:font-weight="bold" style:font-size-asian="11pt" style:font-weight-asian="bold" style:font-name-complex="Times New Roman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language="ca" fo:country="ES" style:text-underline-style="none" fo:font-weight="bold" officeooo:paragraph-rsid="001ece58" style:font-size-asian="11pt" style:font-weight-asian="bold" style:font-name-complex="Times New Roman" style:font-size-complex="11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size="11pt" fo:language="ca" fo:country="ES" style:font-size-asian="11pt" style:font-name-complex="Arial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1pt" fo:language="ca" fo:country="ES" officeooo:paragraph-rsid="001ff7f8" style:font-size-asian="11pt" style:font-name-complex="Arial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size="11pt" fo:language="ca" fo:country="ES" fo:font-weight="bold" style:font-size-asian="11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ece58" style:font-weight-asian="normal" style:font-weight-complex="normal"/>
    </style:style>
    <style:style style:name="T3" style:family="text">
      <style:text-properties style:text-underline-style="none" fo:font-weight="normal" style:font-weight-asian="normal" style:font-name-complex="Arial" style:font-weight-complex="normal"/>
    </style:style>
    <style:style style:name="T4" style:family="text">
      <style:text-properties officeooo:rsid="001ece58"/>
    </style:style>
    <style:style style:name="T5" style:family="text">
      <style:text-properties officeooo:rsid="0020a9de"/>
    </style:style>
    <style:style style:name="T6" style:family="text">
      <style:text-properties fo:font-weight="bold" officeooo:rsid="0020a9de" style:font-weight-asian="bold" style:font-weight-complex="bold"/>
    </style:style>
    <style:style style:name="T7" style:family="text">
      <style:text-properties fo:font-weight="bold" officeooo:rsid="0021dbdf" style:font-weight-asian="bold" style:font-weight-complex="bold"/>
    </style:style>
    <style:style style:name="T8" style:family="text">
      <style:text-properties style:font-name="Arial" fo:font-size="11pt" fo:language="ca" fo:country="ES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T9" style:family="text">
      <style:text-properties style:font-name="Arial" fo:font-size="11pt" fo:language="ca" fo:country="ES" style:text-underline-style="none" fo:font-weight="normal" officeooo:rsid="001ece58" style:font-size-asian="11pt" style:font-weight-asian="normal" style:font-name-complex="Times New Roman" style:font-size-complex="11pt" style:font-weight-complex="normal"/>
    </style:style>
    <style:style style:name="T10" style:family="text">
      <style:text-properties style:font-name="Arial" fo:font-size="11pt" fo:language="ca" fo:country="ES" style:text-underline-style="none" fo:font-weight="bold" officeooo:rsid="0020a9de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Arial" fo:font-size="11pt" fo:language="ca" fo:country="ES" style:text-underline-style="none" fo:font-weight="bold" officeooo:rsid="0021dbdf" style:font-size-asian="11pt" style:font-weight-asian="bold" style:font-name-complex="Times New Roman" style:font-size-complex="11pt" style:font-weight-complex="bold"/>
    </style:style>
    <style:style style:name="T12" style:family="text">
      <style:text-properties officeooo:rsid="0021dbdf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s r<text:span text:style-name="T4">epàs examen</text:span> </text:p>
      <text:p text:style-name="P1"/>
      <text:p text:style-name="P2">1. Indica si són certes o falses les següents afirmacions, en el cas que siguin falses digues per què:<text:line-break/>a) Les característiques del dret del treball són: voluntarietat, dependència, remunerat i per compte d'altri. <text:span text:style-name="T6">True</text:span></text:p>
      <text:p text:style-name="P2"><text:line-break/>b) La dependència en la relació laboral vol dir que el treballador és qui decideix quan, com i què s'ha de fer en el treball, organitzant ell la feina i les normes del lloc de treball. <text:span text:style-name="T6">Fals</text:span></text:p>
      <text:p text:style-name="P2"/>
      <text:p text:style-name="P20"><text:span text:style-name="T8">c) Treballar per compte d'altri significa què el treballador és el propietari dels mitjans productius i es queda amb els beneficis de l'activitat. </text:span><text:span text:style-name="T10">Fals</text:span></text:p>
      <text:p text:style-name="P20"><text:span text:style-name="T8"><text:line-break/>d) Si el contracte estableix que un treballador té dret a 40 dies de vacances anuals i el conveni col·lectiu que té dret a 30 dies de vacances anuals, s'aplica l'establert en el con</text:span><text:span text:style-name="T9">veni col·lectiu</text:span><text:span text:style-name="T8">. </text:span><text:span text:style-name="T10">False. S’aplica el contracte per norma més favorable</text:span><text:span text:style-name="T8"><text:line-break/><text:line-break/>h) Els principis d'aplicació del dret laboral són: Principi de irrenunciabilitat de drets, principi pro-</text:span><text:span text:style-name="T9">empreari</text:span><text:span text:style-name="T8">, principi de norma més favorable, <text:s/>principi de condició més beneficioses i principi de jerarquia. </text:span><text:span text:style-name="T11">Fals</text:span></text:p>
      <text:p text:style-name="P2"><text:line-break/>i)Un conveni col·lectiu és una norma aprovada pel govern que fixa les condicions laborals. <text:span text:style-name="T7">False, el conveni col·lectiu es aprovat entre els representants dels treballadors i els dels empresaris</text:span></text:p>
      <text:p text:style-name="P2"/>
      <text:p text:style-name="P2">2- Escull la resposta correcta:</text:p>
      <text:p text:style-name="P2"/>
      <text:p text:style-name="P2">1. El principi d'irrenunciabilitat de drets significa:</text:p>
      <text:p text:style-name="P2">a) Què el treballador pot renunciar als seus drets quan així ho requereixi l'empresari.</text:p>
      <text:p text:style-name="P2">b) Què els drets dels treballador es poden vulnerara quan així ho indiqui l'estat per raons de l'economia.</text:p>
      <text:p text:style-name="P13">c) Que els drets què té el treballador reconeguts en les normes, són irrenunciables i és nul qualsevol pacte en aquest sentit.</text:p>
      <text:p text:style-name="P2"/>
      <text:p text:style-name="P5"><text:span text:style-name="T1">2. </text:span><text:span text:style-name="T3">El principi de jerarquia normativa significa:</text:span></text:p>
      <text:p text:style-name="P7">a) Que totes les normes tenen el mateix valor i es diferencien per que institució les aprova.</text:p>
      <text:p text:style-name="P18">b) Que les normes de rang inferior han de sotmetre's a les de rang superior.</text:p>
      <text:p text:style-name="P4">c) Que les normes que aprova el govern tenen més valor que les altres normes.</text:p>
      <text:p text:style-name="P2"/>
      <text:p text:style-name="P2">3. Al finalitzar el contracte <text:span text:style-name="T4">de substitució</text:span> el treballador te dret a:</text:p>
      <text:p text:style-name="P2">a) Una indemnització de 12 dies per any treballat.</text:p>
      <text:p text:style-name="P13">b) No té dret a cap indemnització.</text:p>
      <text:p text:style-name="P2">c) Una indemnització de 20 dies per any treballat.</text:p>
      <text:p text:style-name="P2"/>
      <text:p text:style-name="P2">5. Al finalitzar el contracte de pràctiques el treballador té dret a:</text:p>
      <text:p text:style-name="P2">a) Una indemnització de 12 dies per any treballat.</text:p>
      <text:p text:style-name="P13">b) No té dret a cap indemnització.</text:p>
      <text:p text:style-name="P2">c) Una indemnització de 20 dies per any treballat.</text:p>
      <text:p text:style-name="P2"/>
      <text:p text:style-name="P2">6. El contracte de pràctiques és aquell que es fa amb:</text:p>
      <text:p text:style-name="P2">a) Treballadors què no tinguin cap formació.</text:p>
      <text:p text:style-name="P3">b) Qualsevol treballador.</text:p>
      <text:p text:style-name="P15"><text:span text:style-name="T4">c) </text:span>Els treballadors titulats en CFGS, CFGM o Universitaris o títols assimilats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1094756267" text:style-name="L1">
        <text:list-header>
          <text:p text:style-name="P8"/>
          <text:p text:style-name="P8"/>
        </text:list-header>
        <text:list-item>
          <text:p text:style-name="P8">El període de prova es caracteritza per:</text:p>
          <text:p text:style-name="P8">a) El treballador va a treballar però no cobra ni té contracte, li faran després de acabar el període de prova.</text:p>
          <text:p text:style-name="P8">b) El treballador té els mateixos dret què la resta de treballador, però no cobra aquells <text:span text:style-name="T4">mesos</text:span> que estigui a prova.</text:p>
          <text:p text:style-name="P14">c) El treballador té els mateixos drets que la resta de treballadors però el poden acomiadar sense preavís ni indemnització.</text:p>
        </text:list-item>
      </text:list>
      <text:p text:style-name="P6"/>
      <text:list xml:id="list2105589796" text:style-name="L2">
        <text:list-item>
          <text:p text:style-name="P16">É<text:span text:style-name="T4">s una relació exclosa:</text:span></text:p>
          <text:p text:style-name="P16">a) <text:span text:style-name="T4">Esportistes professionals</text:span></text:p>
          <text:p text:style-name="P19">b) <text:span text:style-name="T4">Funcionaris públics</text:span></text:p>
          <text:p text:style-name="P17">c) <text:span text:style-name="T4">Artistes en espectacles públics</text:span></text:p>
          <text:p text:style-name="P17"/>
        </text:list-item>
        <text:list-item>
          <text:p text:style-name="P10">Què diferències hi ha entre el contracte formatiu en alternança i el contracte formatiu per l’adquisició de les pràctiques adequades al nivell d’estudis?</text:p>
          <text:p text:style-name="P10"/>
        </text:list-item>
        <text:list-item>
          <text:p text:style-name="P17"><text:span text:style-name="T1">Explica les </text:span><text:span text:style-name="T2">3</text:span><text:span text:style-name="T1"> obligacions </text:span><text:span text:style-name="T2">i 3 drets</text:span><text:span text:style-name="T1"> del treballador</text:span></text:p>
          <text:p text:style-name="P11"/>
        </text:list-item>
        <text:list-item>
          <text:p text:style-name="P12">Explica les principals característiques dels nous contractes temporal de substitució i per circumstàncies de la producció </text:p>
        </text:list-item>
      </text:list>
      <text:list xml:id="list655675138" text:style-name="L3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30T08:48:21.95</meta:creation-date>
    <dc:date>2022-03-01T17:04:03.534386555</dc:date>
    <meta:editing-duration>PT1H1M1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565" meta:character-count="3387" meta:non-whitespace-character-count="2858"/>
  </office:meta>
</office:document-meta>
</file>